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이 코드에서는 Spring Boot의 RESTful API와 Thymeleaf를 사용하여 웹 페이지에서 항목을 삭제하는 기능을 구현하고 있습니다. 또한, AJAX 요청을 통해 서버와 비동기적으로 데이터를 주고받는 방법을 활용합니다. 아래에서는 <text:span text:style-name="Source_20_Text">deleteItem</text:span> 메서드와 관련된 전체 흐름을 설명하겠습니다.</text:p>
      <text:h text:style-name="Heading_20_3" text:outline-level="3">1. HTML 요소 (<text:span text:style-name="Source_20_Text">&lt;span&gt;</text:span> 태그)에서 <text:span text:style-name="Source_20_Text">fetch</text:span> API 호출</text:h>
      <text:p text:style-name="Preformatted_20_Text">html</text:p>
      <text:p text:style-name="Preformatted_20_Text">코드 복사</text:p>
      <text:p text:style-name="P10"><text:span text:style-name="Source_20_Text">&lt;span th:onclick="fetch('/TRASH?id=[[${iii.id}]]', { method : 'DELETE'})"&gt;?￯ﾸﾏ&lt;/span&gt;</text:span></text:p>
      <text:list xml:id="list744537095921795756" text:style-name="L1">
        <text:list-item>
          <text:p text:style-name="P5"><text:span text:style-name="Strong_20_Emphasis"><text:span text:style-name="Source_20_Text">&lt;span&gt;</text:span></text:span><text:span text:style-name="Strong_20_Emphasis"> 요소</text:span>: HTML 페이지에서 항목을 삭제할 때 클릭할 수 있는 아이콘을 나타냅니다. 이 경우에는 휴지통 아이콘(<text:span text:style-name="Source_20_Text">?￯ﾸﾏ</text:span>)입니다.</text:p>
        </text:list-item>
        <text:list-item>
          <text:p text:style-name="P5"><text:span text:style-name="Strong_20_Emphasis"><text:span text:style-name="Source_20_Text">th:onclick</text:span></text:span><text:span text:style-name="Strong_20_Emphasis"> 속성</text:span>: Thymeleaf를 사용하여 JavaScript 이벤트를 정의합니다. 클릭하면 JavaScript의 <text:span text:style-name="Source_20_Text">fetch</text:span> API를 사용하여 서버에 HTTP DELETE 요청을 보냅니다.</text:p>
        </text:list-item>
        <text:list-item>
          <text:p text:style-name="P5"><text:span text:style-name="Strong_20_Emphasis"><text:span text:style-name="Source_20_Text">fetch</text:span></text:span><text:span text:style-name="Strong_20_Emphasis"> API</text:span>:</text:p>
          <text:list>
            <text:list-item>
              <text:p text:style-name="P5"><text:span text:style-name="Source_20_Text">url</text:span>: <text:span text:style-name="Source_20_Text">/TRASH?id=[[${iii.id}]]</text:span>으로, 이는 <text:span text:style-name="Source_20_Text">id</text:span>라는 쿼리 파라미터와 함께 <text:span text:style-name="Source_20_Text">/TRASH</text:span> 엔드포인트에 요청을 보냅니다. 여기서 <text:span text:style-name="Source_20_Text">[[${iii.id}]]</text:span>는 Thymeleaf가 서버 사이드에서 해당 <text:span text:style-name="Source_20_Text">id</text:span> 값을 HTML에 렌더링할 때 사용됩니다.</text:p>
            </text:list-item>
            <text:list-item>
              <text:p text:style-name="P1"><text:span text:style-name="Source_20_Text">method: 'DELETE'</text:span>: HTTP 메서드를 DELETE로 설정하여 삭제 요청임을 명시합니다.</text:p>
            </text:list-item>
          </text:list>
        </text:list-item>
      </text:list>
      <text:h text:style-name="Heading_20_3" text:outline-level="3">2. 서버 측 Spring Boot <text:span text:style-name="Source_20_Text">@DeleteMapping</text:span> 핸들러</text:h>
      <text:p text:style-name="Preformatted_20_Text">java</text:p>
      <text:p text:style-name="Preformatted_20_Text">코드 복사</text:p>
      <text:p text:style-name="P9"><text:span text:style-name="Source_20_Text">@DeleteMapping("/TRASH")</text:span></text:p>
      <text:p text:style-name="P9"><text:span text:style-name="Source_20_Text">String deleteItem(@RequestParam int id){</text:span></text:p>
      <text:p text:style-name="P9"><text:span text:style-name="Source_20_Text"><text:s text:c="4"/>itemRepository.deleteById(id);</text:span></text:p>
      <text:p text:style-name="P9"><text:span text:style-name="Source_20_Text"><text:s text:c="4"/>return "redirect:/list";</text:span></text:p>
      <text:p text:style-name="P10"><text:span text:style-name="Source_20_Text">}</text:span></text:p>
      <text:list xml:id="list113812713662626619" text:style-name="L2">
        <text:list-item>
          <text:p text:style-name="P6"><text:span text:style-name="Strong_20_Emphasis"><text:span text:style-name="Source_20_Text">@DeleteMapping("/TRASH")</text:span></text:span>: 이 애노테이션은 HTTP DELETE 요청이 <text:span text:style-name="Source_20_Text">/TRASH</text:span> 엔드포인트로 들어올 때 이 메서드가 호출되도록 합니다.</text:p>
        </text:list-item>
        <text:list-item>
          <text:p text:style-name="P6"><text:span text:style-name="Strong_20_Emphasis"><text:span text:style-name="Source_20_Text">@RequestParam int id</text:span></text:span>: 쿼리 파라미터로 전달된 <text:span text:style-name="Source_20_Text">id</text:span> 값을 메서드의 파라미터로 받습니다. 여기서 <text:span text:style-name="Source_20_Text">id</text:span>는 삭제할 항목의 고유 식별자입니다.</text:p>
        </text:list-item>
        <text:list-item>
          <text:p text:style-name="P6"><text:span text:style-name="Strong_20_Emphasis"><text:span text:style-name="Source_20_Text">itemRepository.deleteById(id)</text:span></text:span>: Spring Data JPA의 <text:span text:style-name="Source_20_Text">itemRepository</text:span>를 사용하여 해당 <text:span text:style-name="Source_20_Text">id</text:span>를 가진 항목을 데이터베이스에서 삭제합니다.</text:p>
        </text:list-item>
        <text:list-item>
          <text:p text:style-name="P2"><text:span text:style-name="Strong_20_Emphasis"><text:span text:style-name="Source_20_Text">return "redirect:/list"</text:span></text:span>: 항목을 삭제한 후, 클라이언트가 <text:span text:style-name="Source_20_Text">/list</text:span> 페이지로 리다이렉트되도록 합니다. 하지만 이 리다이렉트는 일반적인 웹 페이지 리다이렉트이며, AJAX 요청에서는 필요하지 않을 수 있습니다.</text:p>
        </text:list-item>
      </text:list>
      <text:p text:style-name="Text_20_body"/>
      <text:h text:style-name="Heading_20_3" text:outline-level="3"><text:soft-page-break/>3. <text:span text:style-name="Source_20_Text">fetch</text:span> API 요청 후 클라이언트 측 동작</text:h>
      <text:p text:style-name="Text_20_body"><text:span text:style-name="Source_20_Text">fetch</text:span> API를 사용한 DELETE 요청은 비동기적으로 서버에 전송됩니다.</text:p>
      <text:list xml:id="list158555220359755797" text:style-name="L3">
        <text:list-item>
          <text:p text:style-name="P7"><text:span text:style-name="Strong_20_Emphasis">응답 처리</text:span>: 이 코드는 서버 응답을 기다리지 않고 다음 작업을 수행할 수 있지만, 보통은 삭제 성공 여부에 따라 UI를 업데이트하거나 오류 메시지를 표시하기도 합니다.</text:p>
        </text:list-item>
        <text:list-item>
          <text:p text:style-name="P3"><text:span text:style-name="Strong_20_Emphasis">UI 업데이트</text:span>: 삭제가 성공하면 해당 항목을 화면에서 제거하거나, 다른 동작을 할 수 있습니다.</text:p>
        </text:list-item>
      </text:list>
      <text:h text:style-name="Heading_20_3" text:outline-level="3">전체 프로세스 요약</text:h>
      <text:list xml:id="list5167280994497328104" text:style-name="L4">
        <text:list-item>
          <text:p text:style-name="P8">사용자가 휴지통 아이콘(?￯ﾸﾏ)을 클릭하면 <text:span text:style-name="Source_20_Text">fetch</text:span> API가 DELETE 요청을 <text:span text:style-name="Source_20_Text">/TRASH</text:span> 엔드포인트로 보냅니다.</text:p>
        </text:list-item>
        <text:list-item>
          <text:p text:style-name="P8">서버에서는 <text:span text:style-name="Source_20_Text">deleteItem</text:span> 메서드가 호출되어, 요청된 <text:span text:style-name="Source_20_Text">id</text:span>에 해당하는 항목을 데이터베이스에서 삭제합니다.</text:p>
        </text:list-item>
        <text:list-item>
          <text:p text:style-name="P4">클라이언트 측에서는 AJAX를 사용해 서버와 비동기적으로 통신하고, 필요에 따라 UI를 업데이트하거나 다음 작업을 수행할 수 있습니다.</text:p>
        </text:list-item>
      </text:list>
      <text:p text:style-name="Text_20_body">이렇게 Spring Boot와 Thymeleaf를 조합하여 웹 애플리케이션에서 데이터의 CRUD(Create, Read, Update, Delete) 기능을 구현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17:00:04.54</meta:creation-date>
    <meta:document-statistic meta:table-count="0" meta:image-count="0" meta:object-count="0" meta:page-count="2" meta:paragraph-count="31" meta:word-count="896" meta:character-count="1814"/>
    <dc:date>2024-08-22T17:01:25.97</dc:date>
    <meta:editing-duration>PT1M21S</meta:editing-duration>
    <meta:editing-cycles>1</meta:editing-cycles>
    <meta:generator>OpenOffice/4.1.15$Win32 OpenOffice.org_project/4115m2$Build-9813</meta:generator>
  </office:meta>
</office:document-meta>
</file>